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ythonInterpreter.exec( PyObjec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Interpreter.set( String string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ythonInterpreter.initialize( Properties preProperties , Properties postProperties , String [ ] arg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